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65a" officeooo:paragraph-rsid="0018f65a"/>
    </style:style>
    <style:style style:name="P2" style:family="paragraph" style:parent-style-name="Standard">
      <style:text-properties officeooo:rsid="00195d5a" officeooo:paragraph-rsid="00195d5a"/>
    </style:style>
    <style:style style:name="P3" style:family="paragraph" style:parent-style-name="Standard">
      <style:text-properties officeooo:rsid="001a15ae" officeooo:paragraph-rsid="001a15ae"/>
    </style:style>
    <style:style style:name="P4" style:family="paragraph" style:parent-style-name="Standard">
      <style:text-properties officeooo:rsid="00243946" officeooo:paragraph-rsid="00243946"/>
    </style:style>
    <style:style style:name="P5" style:family="paragraph" style:parent-style-name="Standard" style:list-style-name="L1">
      <style:text-properties officeooo:rsid="0018f65a" officeooo:paragraph-rsid="0018f65a"/>
    </style:style>
    <style:style style:name="P6" style:family="paragraph" style:parent-style-name="Standard" style:list-style-name="L1">
      <style:text-properties officeooo:rsid="00195d5a" officeooo:paragraph-rsid="00195d5a"/>
    </style:style>
    <style:style style:name="P7" style:family="paragraph" style:parent-style-name="Standard" style:list-style-name="L2">
      <style:text-properties officeooo:rsid="00195d5a" officeooo:paragraph-rsid="00195d5a"/>
    </style:style>
    <style:style style:name="P8" style:family="paragraph" style:parent-style-name="Standard" style:list-style-name="L3">
      <style:text-properties officeooo:rsid="00195d5a" officeooo:paragraph-rsid="00195d5a"/>
    </style:style>
    <style:style style:name="P9" style:family="paragraph" style:parent-style-name="Standard" style:list-style-name="L1">
      <style:text-properties officeooo:rsid="001c2b7d" officeooo:paragraph-rsid="001c2b7d"/>
    </style:style>
    <style:style style:name="P10" style:family="paragraph" style:parent-style-name="Standard" style:list-style-name="L3">
      <style:text-properties officeooo:rsid="001a14c8" officeooo:paragraph-rsid="001a14c8"/>
    </style:style>
    <style:style style:name="P11" style:family="paragraph" style:parent-style-name="Standard" style:list-style-name="L3">
      <style:text-properties officeooo:rsid="001a15ae" officeooo:paragraph-rsid="001a15ae"/>
    </style:style>
    <style:style style:name="P12" style:family="paragraph" style:parent-style-name="Standard" style:list-style-name="L4">
      <style:text-properties officeooo:paragraph-rsid="002230fa"/>
    </style:style>
    <style:style style:name="P13" style:family="paragraph" style:parent-style-name="Standard" style:list-style-name="L4">
      <style:text-properties officeooo:paragraph-rsid="001eeffc"/>
    </style:style>
    <style:style style:name="P14" style:family="paragraph" style:parent-style-name="Standard" style:list-style-name="L4">
      <style:text-properties officeooo:rsid="001eeffc" officeooo:paragraph-rsid="002a46ce"/>
    </style:style>
    <style:style style:name="P15" style:family="paragraph" style:parent-style-name="Standard">
      <style:text-properties officeooo:rsid="00243946" officeooo:paragraph-rsid="00243946"/>
    </style:style>
    <style:style style:name="P16" style:family="paragraph" style:parent-style-name="Standard">
      <style:text-properties officeooo:paragraph-rsid="001dd183"/>
    </style:style>
    <style:style style:name="P17" style:family="paragraph" style:parent-style-name="Standard">
      <style:text-properties officeooo:rsid="002a46ce" officeooo:paragraph-rsid="002a46ce"/>
    </style:style>
    <style:style style:name="T1" style:family="text">
      <style:text-properties officeooo:rsid="001a14c8"/>
    </style:style>
    <style:style style:name="T2" style:family="text">
      <style:text-properties officeooo:rsid="001a15ae"/>
    </style:style>
    <style:style style:name="T3" style:family="text">
      <style:text-properties officeooo:rsid="001c2b7d"/>
    </style:style>
    <style:style style:name="T4" style:family="text">
      <style:text-properties officeooo:rsid="001c8b58"/>
    </style:style>
    <style:style style:name="T5" style:family="text">
      <style:text-properties officeooo:rsid="001dd183"/>
    </style:style>
    <style:style style:name="T6" style:family="text">
      <style:text-properties officeooo:rsid="001eeffc"/>
    </style:style>
    <style:style style:name="T7" style:family="text">
      <style:text-properties officeooo:rsid="002230fa"/>
    </style:style>
    <style:style style:name="T8" style:family="text">
      <style:text-properties officeooo:rsid="002a46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:</text:p>
      <text:list xml:id="list1164484863" text:style-name="L1">
        <text:list-item>
          <text:p text:style-name="P5">Input tensor much larger than #MAC units available.</text:p>
        </text:list-item>
        <text:list-item>
          <text:p text:style-name="P5">Weights and activations are stored in memory uncompressed.</text:p>
        </text:list-item>
        <text:list-item>
          <text:p text:style-name="P5">Goal is to optimize memory accesses regardless of spatial unrolling techniques or #MAC units.</text:p>
        </text:list-item>
        <text:list-item>
          <text:p text:style-name="P6">Input tensor is not padded, FSM control loop has to keep track of weights used.</text:p>
        </text:list-item>
        <text:list-item>
          <text:p text:style-name="P6">AI SoC accelerates Conv2D.</text:p>
        </text:list-item>
        <text:list-item>
          <text:p text:style-name="P9">Applications don’t fit in on-chip memory.</text:p>
        </text:list-item>
      </text:list>
      <text:p text:style-name="P2"/>
      <text:p text:style-name="P2">Notes:</text:p>
      <text:list xml:id="list1457934066" text:style-name="L2">
        <text:list-item>
          <text:p text:style-name="P7">Each filter element is used 64x64 times.</text:p>
        </text:list-item>
        <text:list-item>
          <text:p text:style-name="P7">Each activation element is used 32x9 times (at most N positions of an N dimensional kernel).</text:p>
        </text:list-item>
      </text:list>
      <text:p text:style-name="P2"/>
      <text:p text:style-name="P2">Design choices:</text:p>
      <text:list xml:id="list93961818" text:style-name="L3">
        <text:list-item>
          <text:p text:style-name="P8">Weight and output stationary approach. 1 <text:span text:style-name="T1">f</text:span>ilter at a time <text:span text:style-name="T1">is convolved with the input. </text:span></text:p>
        </text:list-item>
        <text:list-item>
          <text:p text:style-name="P10">Weights + inputs are stored in the RF for a total of 231 words. Full 1 filter + FIFO the size of iterations after which each activation element can be discarded because no longer used.</text:p>
        </text:list-item>
        <text:list-item>
          <text:p text:style-name="P10">Idea is to start from having <text:span text:style-name="T2">(</text:span>multiple<text:span text:style-name="T2">)</text:span> of 36 MACs for producing <text:span text:style-name="T2">1 output pixel.</text:span></text:p>
        </text:list-item>
        <text:list-item>
          <text:p text:style-name="P11">Output stored directly to DRAM.</text:p>
        </text:list-item>
        <text:list-item>
          <text:p text:style-name="P11"><text:span text:style-name="T4">Choice of orchestration/zoo keeping of SIMD MAC arrays</text:span> <text:span text:style-name="T3">instead of systolic array due to impact of sparsity on its utilization which </text:span><text:span text:style-name="T4">decreases geometrically in realistic DNN workloads, making systolic arrays idle. At the same time, orchestrated/scheduled SIMD MAC arrays can be utilized completely by scheduling data into it from multiple separate convolution or matrix-multiply operations.</text:span></text:p>
        </text:list-item>
      </text:list>
      <text:p text:style-name="P3"/>
      <text:p text:style-name="P16"><text:span text:style-name="T5">Cost: (500’000 max)</text:span></text:p>
      <text:list xml:id="list1034254161" text:style-name="L4">
        <text:list-item>
          <text:p text:style-name="P12"><text:span text:style-name="T7">2</text:span><text:span text:style-name="T8">84</text:span><text:span text:style-name="T7">’</text:span><text:span text:style-name="T8">753</text:span><text:span text:style-name="T7"> <text:tab/>– 36 MUL + 3</text:span><text:span text:style-name="T8">5 </text:span><text:span text:style-name="T7">ADD </text:span><text:span text:style-name="T8">+ REGs</text:span><text:span text:style-name="T7"> → 1 MAC/kernel</text:span></text:p>
        </text:list-item>
        <text:list-item>
          <text:p text:style-name="P14"><text:span text:style-name="T8">9’792</text:span><text:span text:style-name="T5"> <text:tab/><text:tab/>– </text:span><text:span text:style-name="T8">36 word </text:span><text:span text:style-name="T5">register file →</text:span><text:span text:style-name="T8"> 1 kernel</text:span></text:p>
        </text:list-item>
        <text:list-item>
          <text:p text:style-name="P13"><text:span text:style-name="T8">205</text:span><text:span text:style-name="T6">’44</text:span><text:span text:style-name="T8">0</text:span><text:span text:style-name="T6"> <text:tab/>– SRAM (for activations) → </text:span><text:span text:style-name="T8">majority, remainder fetched from DRAM</text:span></text:p>
        </text:list-item>
      </text:list>
      <text:p text:style-name="P17">Total: 499’985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18:31.842820055</meta:creation-date>
    <dc:date>2021-11-19T15:54:03.615412930</dc:date>
    <meta:editing-duration>PT23H29M4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57" meta:character-count="1512" meta:non-whitespace-character-count="1284"/>
  </office:meta>
</office:document-meta>
</file>